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8.14pt"/>
    </style:style>
    <style:style style:name="co2" style:family="table-column">
      <style:table-column-properties fo:break-before="auto" style:column-width="96.69pt"/>
    </style:style>
    <style:style style:name="co3" style:family="table-column">
      <style:table-column-properties fo:break-before="auto" style:column-width="102.1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data2" table:style-name="ta1">
        <table:shapes>
          <draw:frame draw:z-index="0" draw:style-name="gr1" draw:text-style-name="P1" svg:width="602.48pt" svg:height="710.76pt" svg:x="52.87pt" svg:y="252.23pt">
            <loext:p draw:notify-on-update-of-ranges="data2.A1:data2.A1 data2.A2:data2.A19 data2.B1:data2.B1 data2.B2:data2.B19 data2.A1:data2.A1 data2.A2:data2.A19 data2.C1:data2.C1 data2.C2:data2.C19 data2.A1:data2.A1 data2.A2:data2.A19 data2.D1:data2.D1 data2.D2:data2.D19 data2.A1:data2.A1 data2.A2:data2.A19 data2.E1:data2.E1 data2.E2:data2.E19 data2.A1:data2.A1 data2.A2:data2.A19 data2.F1:data2.F1 data2.F2:data2.F19 data2.A1:data2.A1 data2.A2:data2.A19 data2.G1:data2.G1 data2.G2:data2.G1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row table:style-name="ro1">
          <table:table-cell office:value-type="string" calcext:value-type="string">
            <text:p>Padding Size</text:p>
          </table:table-cell>
          <table:table-cell office:value-type="string" calcext:value-type="string">
            <text:p>Fix #1 with 1 thread</text:p>
          </table:table-cell>
          <table:table-cell office:value-type="string" calcext:value-type="string">
            <text:p>Fix #1 with 2 threads</text:p>
          </table:table-cell>
          <table:table-cell office:value-type="string" calcext:value-type="string">
            <text:p>Fix #1 with 4 threads</text:p>
          </table:table-cell>
          <table:table-cell office:value-type="string" calcext:value-type="string">
            <text:p>Fix #2 with 1 threads</text:p>
          </table:table-cell>
          <table:table-cell office:value-type="string" calcext:value-type="string">
            <text:p>Fix #2 with 2 threads</text:p>
          </table:table-cell>
          <table:table-cell office:value-type="string" calcext:value-type="string">
            <text:p>Fix #2 with 4 thread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89.094" calcext:value-type="float">
            <text:p>589.094</text:p>
          </table:table-cell>
          <table:table-cell office:value-type="float" office:value="755.033" calcext:value-type="float">
            <text:p>755.033</text:p>
          </table:table-cell>
          <table:table-cell office:value-type="float" office:value="489.375" calcext:value-type="float">
            <text:p>489.375</text:p>
          </table:table-cell>
          <table:table-cell office:value-type="float" office:value="629.926" calcext:value-type="float">
            <text:p>629.926</text:p>
          </table:table-cell>
          <table:table-cell office:value-type="float" office:value="1244.2" calcext:value-type="float">
            <text:p>1244.2</text:p>
          </table:table-cell>
          <table:table-cell office:value-type="float" office:value="2445.85" calcext:value-type="float">
            <text:p>2445.8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63.565" calcext:value-type="float">
            <text:p>563.565</text:p>
          </table:table-cell>
          <table:table-cell office:value-type="float" office:value="802.405" calcext:value-type="float">
            <text:p>802.405</text:p>
          </table:table-cell>
          <table:table-cell office:value-type="float" office:value="865.287" calcext:value-type="float">
            <text:p>865.287</text:p>
          </table:table-cell>
          <table:table-cell office:value-type="float" office:value="629.926" calcext:value-type="float">
            <text:p>629.926</text:p>
          </table:table-cell>
          <table:table-cell office:value-type="float" office:value="1244.2" calcext:value-type="float">
            <text:p>1244.2</text:p>
          </table:table-cell>
          <table:table-cell office:value-type="float" office:value="2445.85" calcext:value-type="float">
            <text:p>2445.8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85.683" calcext:value-type="float">
            <text:p>585.683</text:p>
          </table:table-cell>
          <table:table-cell office:value-type="float" office:value="1160.53" calcext:value-type="float">
            <text:p>1160.53</text:p>
          </table:table-cell>
          <table:table-cell office:value-type="float" office:value="703.669" calcext:value-type="float">
            <text:p>703.669</text:p>
          </table:table-cell>
          <table:table-cell office:value-type="float" office:value="629.926" calcext:value-type="float">
            <text:p>629.926</text:p>
          </table:table-cell>
          <table:table-cell office:value-type="float" office:value="1244.2" calcext:value-type="float">
            <text:p>1244.2</text:p>
          </table:table-cell>
          <table:table-cell office:value-type="float" office:value="2445.85" calcext:value-type="float">
            <text:p>2445.8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08.046" calcext:value-type="float">
            <text:p>608.046</text:p>
          </table:table-cell>
          <table:table-cell office:value-type="float" office:value="1164.87" calcext:value-type="float">
            <text:p>1164.87</text:p>
          </table:table-cell>
          <table:table-cell office:value-type="float" office:value="795.936" calcext:value-type="float">
            <text:p>795.936</text:p>
          </table:table-cell>
          <table:table-cell office:value-type="float" office:value="629.926" calcext:value-type="float">
            <text:p>629.926</text:p>
          </table:table-cell>
          <table:table-cell office:value-type="float" office:value="1244.2" calcext:value-type="float">
            <text:p>1244.2</text:p>
          </table:table-cell>
          <table:table-cell office:value-type="float" office:value="2445.85" calcext:value-type="float">
            <text:p>2445.8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01.236" calcext:value-type="float">
            <text:p>601.236</text:p>
          </table:table-cell>
          <table:table-cell office:value-type="float" office:value="1165.44" calcext:value-type="float">
            <text:p>1165.44</text:p>
          </table:table-cell>
          <table:table-cell office:value-type="float" office:value="863.595" calcext:value-type="float">
            <text:p>863.595</text:p>
          </table:table-cell>
          <table:table-cell office:value-type="float" office:value="629.926" calcext:value-type="float">
            <text:p>629.926</text:p>
          </table:table-cell>
          <table:table-cell office:value-type="float" office:value="1244.2" calcext:value-type="float">
            <text:p>1244.2</text:p>
          </table:table-cell>
          <table:table-cell office:value-type="float" office:value="2445.85" calcext:value-type="float">
            <text:p>2445.8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03.807" calcext:value-type="float">
            <text:p>603.807</text:p>
          </table:table-cell>
          <table:table-cell office:value-type="float" office:value="1150.37" calcext:value-type="float">
            <text:p>1150.37</text:p>
          </table:table-cell>
          <table:table-cell office:value-type="float" office:value="791.771" calcext:value-type="float">
            <text:p>791.771</text:p>
          </table:table-cell>
          <table:table-cell office:value-type="float" office:value="629.926" calcext:value-type="float">
            <text:p>629.926</text:p>
          </table:table-cell>
          <table:table-cell office:value-type="float" office:value="1244.2" calcext:value-type="float">
            <text:p>1244.2</text:p>
          </table:table-cell>
          <table:table-cell office:value-type="float" office:value="2445.85" calcext:value-type="float">
            <text:p>2445.8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10.543" calcext:value-type="float">
            <text:p>610.543</text:p>
          </table:table-cell>
          <table:table-cell office:value-type="float" office:value="1167.42" calcext:value-type="float">
            <text:p>1167.42</text:p>
          </table:table-cell>
          <table:table-cell office:value-type="float" office:value="1126.85" calcext:value-type="float">
            <text:p>1126.85</text:p>
          </table:table-cell>
          <table:table-cell office:value-type="float" office:value="629.926" calcext:value-type="float">
            <text:p>629.926</text:p>
          </table:table-cell>
          <table:table-cell office:value-type="float" office:value="1244.2" calcext:value-type="float">
            <text:p>1244.2</text:p>
          </table:table-cell>
          <table:table-cell office:value-type="float" office:value="2445.85" calcext:value-type="float">
            <text:p>2445.8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79.152" calcext:value-type="float">
            <text:p>579.152</text:p>
          </table:table-cell>
          <table:table-cell office:value-type="float" office:value="1131.52" calcext:value-type="float">
            <text:p>1131.52</text:p>
          </table:table-cell>
          <table:table-cell office:value-type="float" office:value="988.649" calcext:value-type="float">
            <text:p>988.649</text:p>
          </table:table-cell>
          <table:table-cell office:value-type="float" office:value="629.926" calcext:value-type="float">
            <text:p>629.926</text:p>
          </table:table-cell>
          <table:table-cell office:value-type="float" office:value="1244.2" calcext:value-type="float">
            <text:p>1244.2</text:p>
          </table:table-cell>
          <table:table-cell office:value-type="float" office:value="2445.85" calcext:value-type="float">
            <text:p>2445.8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00.11" calcext:value-type="float">
            <text:p>600.11</text:p>
          </table:table-cell>
          <table:table-cell office:value-type="float" office:value="1137.27" calcext:value-type="float">
            <text:p>1137.27</text:p>
          </table:table-cell>
          <table:table-cell office:value-type="float" office:value="1028.61" calcext:value-type="float">
            <text:p>1028.61</text:p>
          </table:table-cell>
          <table:table-cell office:value-type="float" office:value="629.926" calcext:value-type="float">
            <text:p>629.926</text:p>
          </table:table-cell>
          <table:table-cell office:value-type="float" office:value="1244.2" calcext:value-type="float">
            <text:p>1244.2</text:p>
          </table:table-cell>
          <table:table-cell office:value-type="float" office:value="2445.85" calcext:value-type="float">
            <text:p>2445.8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84.877" calcext:value-type="float">
            <text:p>584.877</text:p>
          </table:table-cell>
          <table:table-cell office:value-type="float" office:value="1132.78" calcext:value-type="float">
            <text:p>1132.78</text:p>
          </table:table-cell>
          <table:table-cell office:value-type="float" office:value="1135.51" calcext:value-type="float">
            <text:p>1135.51</text:p>
          </table:table-cell>
          <table:table-cell office:value-type="float" office:value="629.926" calcext:value-type="float">
            <text:p>629.926</text:p>
          </table:table-cell>
          <table:table-cell office:value-type="float" office:value="1244.2" calcext:value-type="float">
            <text:p>1244.2</text:p>
          </table:table-cell>
          <table:table-cell office:value-type="float" office:value="2445.85" calcext:value-type="float">
            <text:p>2445.8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01.054" calcext:value-type="float">
            <text:p>601.054</text:p>
          </table:table-cell>
          <table:table-cell office:value-type="float" office:value="1149.65" calcext:value-type="float">
            <text:p>1149.65</text:p>
          </table:table-cell>
          <table:table-cell office:value-type="float" office:value="1270.14" calcext:value-type="float">
            <text:p>1270.14</text:p>
          </table:table-cell>
          <table:table-cell office:value-type="float" office:value="629.926" calcext:value-type="float">
            <text:p>629.926</text:p>
          </table:table-cell>
          <table:table-cell office:value-type="float" office:value="1244.2" calcext:value-type="float">
            <text:p>1244.2</text:p>
          </table:table-cell>
          <table:table-cell office:value-type="float" office:value="2445.85" calcext:value-type="float">
            <text:p>2445.8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94.558" calcext:value-type="float">
            <text:p>594.558</text:p>
          </table:table-cell>
          <table:table-cell office:value-type="float" office:value="1142.03" calcext:value-type="float">
            <text:p>1142.03</text:p>
          </table:table-cell>
          <table:table-cell office:value-type="float" office:value="1273.6" calcext:value-type="float">
            <text:p>1273.6</text:p>
          </table:table-cell>
          <table:table-cell office:value-type="float" office:value="629.926" calcext:value-type="float">
            <text:p>629.926</text:p>
          </table:table-cell>
          <table:table-cell office:value-type="float" office:value="1244.2" calcext:value-type="float">
            <text:p>1244.2</text:p>
          </table:table-cell>
          <table:table-cell office:value-type="float" office:value="2445.85" calcext:value-type="float">
            <text:p>2445.8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01.766" calcext:value-type="float">
            <text:p>601.766</text:p>
          </table:table-cell>
          <table:table-cell office:value-type="float" office:value="1156.37" calcext:value-type="float">
            <text:p>1156.37</text:p>
          </table:table-cell>
          <table:table-cell office:value-type="float" office:value="2246.89" calcext:value-type="float">
            <text:p>2246.89</text:p>
          </table:table-cell>
          <table:table-cell office:value-type="float" office:value="629.926" calcext:value-type="float">
            <text:p>629.926</text:p>
          </table:table-cell>
          <table:table-cell office:value-type="float" office:value="1244.2" calcext:value-type="float">
            <text:p>1244.2</text:p>
          </table:table-cell>
          <table:table-cell office:value-type="float" office:value="2445.85" calcext:value-type="float">
            <text:p>2445.8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03.552" calcext:value-type="float">
            <text:p>603.552</text:p>
          </table:table-cell>
          <table:table-cell office:value-type="float" office:value="1158.72" calcext:value-type="float">
            <text:p>1158.72</text:p>
          </table:table-cell>
          <table:table-cell office:value-type="float" office:value="2267.12" calcext:value-type="float">
            <text:p>2267.12</text:p>
          </table:table-cell>
          <table:table-cell office:value-type="float" office:value="629.926" calcext:value-type="float">
            <text:p>629.926</text:p>
          </table:table-cell>
          <table:table-cell office:value-type="float" office:value="1244.2" calcext:value-type="float">
            <text:p>1244.2</text:p>
          </table:table-cell>
          <table:table-cell office:value-type="float" office:value="2445.85" calcext:value-type="float">
            <text:p>2445.8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09.867" calcext:value-type="float">
            <text:p>609.867</text:p>
          </table:table-cell>
          <table:table-cell office:value-type="float" office:value="1173.79" calcext:value-type="float">
            <text:p>1173.79</text:p>
          </table:table-cell>
          <table:table-cell office:value-type="float" office:value="2290.06" calcext:value-type="float">
            <text:p>2290.06</text:p>
          </table:table-cell>
          <table:table-cell office:value-type="float" office:value="629.926" calcext:value-type="float">
            <text:p>629.926</text:p>
          </table:table-cell>
          <table:table-cell office:value-type="float" office:value="1244.2" calcext:value-type="float">
            <text:p>1244.2</text:p>
          </table:table-cell>
          <table:table-cell office:value-type="float" office:value="2445.85" calcext:value-type="float">
            <text:p>2445.8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05.577" calcext:value-type="float">
            <text:p>605.577</text:p>
          </table:table-cell>
          <table:table-cell office:value-type="float" office:value="1160.74" calcext:value-type="float">
            <text:p>1160.74</text:p>
          </table:table-cell>
          <table:table-cell office:value-type="float" office:value="2278.41" calcext:value-type="float">
            <text:p>2278.41</text:p>
          </table:table-cell>
          <table:table-cell office:value-type="float" office:value="629.926" calcext:value-type="float">
            <text:p>629.926</text:p>
          </table:table-cell>
          <table:table-cell office:value-type="float" office:value="1244.2" calcext:value-type="float">
            <text:p>1244.2</text:p>
          </table:table-cell>
          <table:table-cell office:value-type="float" office:value="2445.85" calcext:value-type="float">
            <text:p>2445.8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06.657" calcext:value-type="float">
            <text:p>606.657</text:p>
          </table:table-cell>
          <table:table-cell office:value-type="float" office:value="1165.62" calcext:value-type="float">
            <text:p>1165.62</text:p>
          </table:table-cell>
          <table:table-cell office:value-type="float" office:value="2276.38" calcext:value-type="float">
            <text:p>2276.38</text:p>
          </table:table-cell>
          <table:table-cell office:value-type="float" office:value="629.926" calcext:value-type="float">
            <text:p>629.926</text:p>
          </table:table-cell>
          <table:table-cell office:value-type="float" office:value="1244.2" calcext:value-type="float">
            <text:p>1244.2</text:p>
          </table:table-cell>
          <table:table-cell office:value-type="float" office:value="2445.85" calcext:value-type="float">
            <text:p>2445.8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91.55" calcext:value-type="float">
            <text:p>591.55</text:p>
          </table:table-cell>
          <table:table-cell office:value-type="float" office:value="1133.89" calcext:value-type="float">
            <text:p>1133.89</text:p>
          </table:table-cell>
          <table:table-cell office:value-type="float" office:value="2212.2" calcext:value-type="float">
            <text:p>2212.2</text:p>
          </table:table-cell>
          <table:table-cell office:value-type="float" office:value="629.926" calcext:value-type="float">
            <text:p>629.926</text:p>
          </table:table-cell>
          <table:table-cell office:value-type="float" office:value="1244.2" calcext:value-type="float">
            <text:p>1244.2</text:p>
          </table:table-cell>
          <table:table-cell office:value-type="float" office:value="2445.85" calcext:value-type="float">
            <text:p>2445.8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07T03:41:11.968561796</dc:date>
    <meta:editing-duration>PT4M33S</meta:editing-duration>
    <meta:editing-cycles>1</meta:editing-cycles>
    <meta:document-statistic meta:table-count="1" meta:cell-count="133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1.255cm" svg:height="25.075cm" xlink:href=".." xlink:type="simple" chart:class="chart:scatter" chart:style-name="ch1">
        <chart:title svg:x="3.691cm" svg:y="0.637cm" chart:style-name="ch2">
          <text:p>Comparision on Performance between 2 types of False Sharing Fixes</text:p>
        </chart:title>
        <chart:subtitle svg:x="5.344cm" svg:y="1.917cm" chart:style-name="ch3">
          <text:p>Mega  Read&amp;Write Operations Per Second vs. Padding Size</text:p>
        </chart:subtitle>
        <chart:legend chart:legend-position="bottom" svg:x="4.124cm" svg:y="23.794cm" style:legend-expansion="wide" chart:style-name="ch4"/>
        <chart:plot-area chart:style-name="ch5" table:cell-range-address="data2.A1:data2.G19" chart:data-source-has-labels="row" svg:x="1.436cm" svg:y="3.101cm" svg:width="19.394cm" svg:height="19.211cm">
          <chartooo:coordinate-region svg:x="2.428cm" svg:y="3.3cm" svg:width="18.215cm" svg:height="18.365cm"/>
          <chart:axis chart:dimension="x" chart:name="primary-x" chart:style-name="ch6">
            <chart:title svg:x="9.74cm" svg:y="22.813cm" chart:style-name="ch7">
              <text:p>Padding in 4 bytes</text:p>
            </chart:title>
          </chart:axis>
          <chart:axis chart:dimension="y" chart:name="primary-y" chart:style-name="ch6">
            <chart:title svg:x="0.451cm" svg:y="15.793cm" chart:style-name="ch8">
              <text:p>Mega Read&amp;Write Operations Per Second</text:p>
            </chart:title>
            <chart:grid chart:style-name="ch9" chart:class="major"/>
          </chart:axis>
          <chart:series chart:style-name="ch10" chart:values-cell-range-address="data2.B2:data2.B19" chart:label-cell-address="data2.B1:data2.B1" chart:class="chart:scatter">
            <chart:domain table:cell-range-address="data2.A2:data2.A19"/>
            <chart:data-point chart:repeated="18"/>
          </chart:series>
          <chart:series chart:style-name="ch11" chart:values-cell-range-address="data2.C2:data2.C19" chart:label-cell-address="data2.C1:data2.C1" chart:class="chart:scatter">
            <chart:data-point chart:repeated="18"/>
          </chart:series>
          <chart:series chart:style-name="ch12" chart:values-cell-range-address="data2.D2:data2.D19" chart:label-cell-address="data2.D1:data2.D1" chart:class="chart:scatter">
            <chart:data-point chart:repeated="18"/>
          </chart:series>
          <chart:series chart:style-name="ch13" chart:values-cell-range-address="data2.E2:data2.E19" chart:label-cell-address="data2.E1:data2.E1" chart:class="chart:scatter">
            <chart:data-point chart:repeated="18"/>
          </chart:series>
          <chart:series chart:style-name="ch14" chart:values-cell-range-address="data2.F2:data2.F19" chart:label-cell-address="data2.F1:data2.F1" chart:class="chart:scatter">
            <chart:data-point chart:repeated="18"/>
          </chart:series>
          <chart:series chart:style-name="ch15" chart:values-cell-range-address="data2.G2:data2.G19" chart:label-cell-address="data2.G1:data2.G1" chart:class="chart:scatter">
            <chart:data-point chart:repeated="18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Fix #1 with 1 thread</text:p>
                <draw:g>
                  <svg:desc>data2.B1:data2.B1</svg:desc>
                </draw:g>
              </table:table-cell>
              <table:table-cell office:value-type="string">
                <text:p>Fix #1 with 2 threads</text:p>
                <draw:g>
                  <svg:desc>data2.C1:data2.C1</svg:desc>
                </draw:g>
              </table:table-cell>
              <table:table-cell office:value-type="string">
                <text:p>Fix #1 with 4 threads</text:p>
                <draw:g>
                  <svg:desc>data2.D1:data2.D1</svg:desc>
                </draw:g>
              </table:table-cell>
              <table:table-cell office:value-type="string">
                <text:p>Fix #2 with 1 threads</text:p>
                <draw:g>
                  <svg:desc>data2.E1:data2.E1</svg:desc>
                </draw:g>
              </table:table-cell>
              <table:table-cell office:value-type="string">
                <text:p>Fix #2 with 2 threads</text:p>
                <draw:g>
                  <svg:desc>data2.F1:data2.F1</svg:desc>
                </draw:g>
              </table:table-cell>
              <table:table-cell office:value-type="string">
                <text:p>Fix #2 with 4 threads</text:p>
                <draw:g>
                  <svg:desc>data2.G1:data2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data2.A2:data2.A19</svg:desc>
                </draw:g>
              </table:table-cell>
              <table:table-cell office:value-type="float" office:value="589.094">
                <text:p>589.094</text:p>
                <draw:g>
                  <svg:desc>data2.B2:data2.B19</svg:desc>
                </draw:g>
              </table:table-cell>
              <table:table-cell office:value-type="float" office:value="755.033">
                <text:p>755.033</text:p>
                <draw:g>
                  <svg:desc>data2.C2:data2.C19</svg:desc>
                </draw:g>
              </table:table-cell>
              <table:table-cell office:value-type="float" office:value="489.375">
                <text:p>489.375</text:p>
                <draw:g>
                  <svg:desc>data2.D2:data2.D19</svg:desc>
                </draw:g>
              </table:table-cell>
              <table:table-cell office:value-type="float" office:value="629.926">
                <text:p>629.926</text:p>
                <draw:g>
                  <svg:desc>data2.E2:data2.E19</svg:desc>
                </draw:g>
              </table:table-cell>
              <table:table-cell office:value-type="float" office:value="1244.2">
                <text:p>1244.2</text:p>
                <draw:g>
                  <svg:desc>data2.F2:data2.F19</svg:desc>
                </draw:g>
              </table:table-cell>
              <table:table-cell office:value-type="float" office:value="2445.85">
                <text:p>2445.85</text:p>
                <draw:g>
                  <svg:desc>data2.G2:data2.G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563.565">
                <text:p>563.565</text:p>
              </table:table-cell>
              <table:table-cell office:value-type="float" office:value="802.405">
                <text:p>802.405</text:p>
              </table:table-cell>
              <table:table-cell office:value-type="float" office:value="865.287">
                <text:p>865.287</text:p>
              </table:table-cell>
              <table:table-cell office:value-type="float" office:value="629.926">
                <text:p>629.926</text:p>
              </table:table-cell>
              <table:table-cell office:value-type="float" office:value="1244.2">
                <text:p>1244.2</text:p>
              </table:table-cell>
              <table:table-cell office:value-type="float" office:value="2445.85">
                <text:p>2445.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585.683">
                <text:p>585.683</text:p>
              </table:table-cell>
              <table:table-cell office:value-type="float" office:value="1160.53">
                <text:p>1160.53</text:p>
              </table:table-cell>
              <table:table-cell office:value-type="float" office:value="703.669">
                <text:p>703.669</text:p>
              </table:table-cell>
              <table:table-cell office:value-type="float" office:value="629.926">
                <text:p>629.926</text:p>
              </table:table-cell>
              <table:table-cell office:value-type="float" office:value="1244.2">
                <text:p>1244.2</text:p>
              </table:table-cell>
              <table:table-cell office:value-type="float" office:value="2445.85">
                <text:p>2445.8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608.046">
                <text:p>608.046</text:p>
              </table:table-cell>
              <table:table-cell office:value-type="float" office:value="1164.87">
                <text:p>1164.87</text:p>
              </table:table-cell>
              <table:table-cell office:value-type="float" office:value="795.936">
                <text:p>795.936</text:p>
              </table:table-cell>
              <table:table-cell office:value-type="float" office:value="629.926">
                <text:p>629.926</text:p>
              </table:table-cell>
              <table:table-cell office:value-type="float" office:value="1244.2">
                <text:p>1244.2</text:p>
              </table:table-cell>
              <table:table-cell office:value-type="float" office:value="2445.85">
                <text:p>2445.8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01.236">
                <text:p>601.236</text:p>
              </table:table-cell>
              <table:table-cell office:value-type="float" office:value="1165.44">
                <text:p>1165.44</text:p>
              </table:table-cell>
              <table:table-cell office:value-type="float" office:value="863.595">
                <text:p>863.595</text:p>
              </table:table-cell>
              <table:table-cell office:value-type="float" office:value="629.926">
                <text:p>629.926</text:p>
              </table:table-cell>
              <table:table-cell office:value-type="float" office:value="1244.2">
                <text:p>1244.2</text:p>
              </table:table-cell>
              <table:table-cell office:value-type="float" office:value="2445.85">
                <text:p>2445.8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03.807">
                <text:p>603.807</text:p>
              </table:table-cell>
              <table:table-cell office:value-type="float" office:value="1150.37">
                <text:p>1150.37</text:p>
              </table:table-cell>
              <table:table-cell office:value-type="float" office:value="791.771">
                <text:p>791.771</text:p>
              </table:table-cell>
              <table:table-cell office:value-type="float" office:value="629.926">
                <text:p>629.926</text:p>
              </table:table-cell>
              <table:table-cell office:value-type="float" office:value="1244.2">
                <text:p>1244.2</text:p>
              </table:table-cell>
              <table:table-cell office:value-type="float" office:value="2445.85">
                <text:p>2445.8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610.543">
                <text:p>610.543</text:p>
              </table:table-cell>
              <table:table-cell office:value-type="float" office:value="1167.42">
                <text:p>1167.42</text:p>
              </table:table-cell>
              <table:table-cell office:value-type="float" office:value="1126.85">
                <text:p>1126.85</text:p>
              </table:table-cell>
              <table:table-cell office:value-type="float" office:value="629.926">
                <text:p>629.926</text:p>
              </table:table-cell>
              <table:table-cell office:value-type="float" office:value="1244.2">
                <text:p>1244.2</text:p>
              </table:table-cell>
              <table:table-cell office:value-type="float" office:value="2445.85">
                <text:p>2445.8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579.152">
                <text:p>579.152</text:p>
              </table:table-cell>
              <table:table-cell office:value-type="float" office:value="1131.52">
                <text:p>1131.52</text:p>
              </table:table-cell>
              <table:table-cell office:value-type="float" office:value="988.649">
                <text:p>988.649</text:p>
              </table:table-cell>
              <table:table-cell office:value-type="float" office:value="629.926">
                <text:p>629.926</text:p>
              </table:table-cell>
              <table:table-cell office:value-type="float" office:value="1244.2">
                <text:p>1244.2</text:p>
              </table:table-cell>
              <table:table-cell office:value-type="float" office:value="2445.85">
                <text:p>2445.8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600.11">
                <text:p>600.11</text:p>
              </table:table-cell>
              <table:table-cell office:value-type="float" office:value="1137.27">
                <text:p>1137.27</text:p>
              </table:table-cell>
              <table:table-cell office:value-type="float" office:value="1028.61">
                <text:p>1028.61</text:p>
              </table:table-cell>
              <table:table-cell office:value-type="float" office:value="629.926">
                <text:p>629.926</text:p>
              </table:table-cell>
              <table:table-cell office:value-type="float" office:value="1244.2">
                <text:p>1244.2</text:p>
              </table:table-cell>
              <table:table-cell office:value-type="float" office:value="2445.85">
                <text:p>2445.8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584.877">
                <text:p>584.877</text:p>
              </table:table-cell>
              <table:table-cell office:value-type="float" office:value="1132.78">
                <text:p>1132.78</text:p>
              </table:table-cell>
              <table:table-cell office:value-type="float" office:value="1135.51">
                <text:p>1135.51</text:p>
              </table:table-cell>
              <table:table-cell office:value-type="float" office:value="629.926">
                <text:p>629.926</text:p>
              </table:table-cell>
              <table:table-cell office:value-type="float" office:value="1244.2">
                <text:p>1244.2</text:p>
              </table:table-cell>
              <table:table-cell office:value-type="float" office:value="2445.85">
                <text:p>2445.8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601.054">
                <text:p>601.054</text:p>
              </table:table-cell>
              <table:table-cell office:value-type="float" office:value="1149.65">
                <text:p>1149.65</text:p>
              </table:table-cell>
              <table:table-cell office:value-type="float" office:value="1270.14">
                <text:p>1270.14</text:p>
              </table:table-cell>
              <table:table-cell office:value-type="float" office:value="629.926">
                <text:p>629.926</text:p>
              </table:table-cell>
              <table:table-cell office:value-type="float" office:value="1244.2">
                <text:p>1244.2</text:p>
              </table:table-cell>
              <table:table-cell office:value-type="float" office:value="2445.85">
                <text:p>2445.8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594.558">
                <text:p>594.558</text:p>
              </table:table-cell>
              <table:table-cell office:value-type="float" office:value="1142.03">
                <text:p>1142.03</text:p>
              </table:table-cell>
              <table:table-cell office:value-type="float" office:value="1273.6">
                <text:p>1273.6</text:p>
              </table:table-cell>
              <table:table-cell office:value-type="float" office:value="629.926">
                <text:p>629.926</text:p>
              </table:table-cell>
              <table:table-cell office:value-type="float" office:value="1244.2">
                <text:p>1244.2</text:p>
              </table:table-cell>
              <table:table-cell office:value-type="float" office:value="2445.85">
                <text:p>2445.8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601.766">
                <text:p>601.766</text:p>
              </table:table-cell>
              <table:table-cell office:value-type="float" office:value="1156.37">
                <text:p>1156.37</text:p>
              </table:table-cell>
              <table:table-cell office:value-type="float" office:value="2246.89">
                <text:p>2246.89</text:p>
              </table:table-cell>
              <table:table-cell office:value-type="float" office:value="629.926">
                <text:p>629.926</text:p>
              </table:table-cell>
              <table:table-cell office:value-type="float" office:value="1244.2">
                <text:p>1244.2</text:p>
              </table:table-cell>
              <table:table-cell office:value-type="float" office:value="2445.85">
                <text:p>2445.8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603.552">
                <text:p>603.552</text:p>
              </table:table-cell>
              <table:table-cell office:value-type="float" office:value="1158.72">
                <text:p>1158.72</text:p>
              </table:table-cell>
              <table:table-cell office:value-type="float" office:value="2267.12">
                <text:p>2267.12</text:p>
              </table:table-cell>
              <table:table-cell office:value-type="float" office:value="629.926">
                <text:p>629.926</text:p>
              </table:table-cell>
              <table:table-cell office:value-type="float" office:value="1244.2">
                <text:p>1244.2</text:p>
              </table:table-cell>
              <table:table-cell office:value-type="float" office:value="2445.85">
                <text:p>2445.8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609.867">
                <text:p>609.867</text:p>
              </table:table-cell>
              <table:table-cell office:value-type="float" office:value="1173.79">
                <text:p>1173.79</text:p>
              </table:table-cell>
              <table:table-cell office:value-type="float" office:value="2290.06">
                <text:p>2290.06</text:p>
              </table:table-cell>
              <table:table-cell office:value-type="float" office:value="629.926">
                <text:p>629.926</text:p>
              </table:table-cell>
              <table:table-cell office:value-type="float" office:value="1244.2">
                <text:p>1244.2</text:p>
              </table:table-cell>
              <table:table-cell office:value-type="float" office:value="2445.85">
                <text:p>2445.8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605.577">
                <text:p>605.577</text:p>
              </table:table-cell>
              <table:table-cell office:value-type="float" office:value="1160.74">
                <text:p>1160.74</text:p>
              </table:table-cell>
              <table:table-cell office:value-type="float" office:value="2278.41">
                <text:p>2278.41</text:p>
              </table:table-cell>
              <table:table-cell office:value-type="float" office:value="629.926">
                <text:p>629.926</text:p>
              </table:table-cell>
              <table:table-cell office:value-type="float" office:value="1244.2">
                <text:p>1244.2</text:p>
              </table:table-cell>
              <table:table-cell office:value-type="float" office:value="2445.85">
                <text:p>2445.8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606.657">
                <text:p>606.657</text:p>
              </table:table-cell>
              <table:table-cell office:value-type="float" office:value="1165.62">
                <text:p>1165.62</text:p>
              </table:table-cell>
              <table:table-cell office:value-type="float" office:value="2276.38">
                <text:p>2276.38</text:p>
              </table:table-cell>
              <table:table-cell office:value-type="float" office:value="629.926">
                <text:p>629.926</text:p>
              </table:table-cell>
              <table:table-cell office:value-type="float" office:value="1244.2">
                <text:p>1244.2</text:p>
              </table:table-cell>
              <table:table-cell office:value-type="float" office:value="2445.85">
                <text:p>2445.8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591.55">
                <text:p>591.55</text:p>
              </table:table-cell>
              <table:table-cell office:value-type="float" office:value="1133.89">
                <text:p>1133.89</text:p>
              </table:table-cell>
              <table:table-cell office:value-type="float" office:value="2212.2">
                <text:p>2212.2</text:p>
              </table:table-cell>
              <table:table-cell office:value-type="float" office:value="629.926">
                <text:p>629.926</text:p>
              </table:table-cell>
              <table:table-cell office:value-type="float" office:value="1244.2">
                <text:p>1244.2</text:p>
              </table:table-cell>
              <table:table-cell office:value-type="float" office:value="2445.85">
                <text:p>2445.8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